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11cm" style:rel-column-width="1198*"/>
    </style:style>
    <style:style style:name="Tabela1.B" style:family="table-column">
      <style:table-column-properties style:column-width="6.798cm" style:rel-column-width="3857*"/>
    </style:style>
    <style:style style:name="Tabela1.C" style:family="table-column">
      <style:table-column-properties style:column-width="8.091cm" style:rel-column-width="4590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113cm" style:rel-column-width="1199*"/>
    </style:style>
    <style:style style:name="Tabela2.B" style:family="table-column">
      <style:table-column-properties style:column-width="6.796cm" style:rel-column-width="3856*"/>
    </style:style>
    <style:style style:name="Tabela2.C" style:family="table-column">
      <style:table-column-properties style:column-width="8.091cm" style:rel-column-width="4590*"/>
    </style:style>
    <style:style style:name="Tabela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style:vertical-align="middle" fo:padding="0.097cm" fo:border="0.5pt solid #000000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mbria" officeooo:rsid="000f98b5" officeooo:paragraph-rsid="000f98b5"/>
    </style:style>
    <style:style style:name="P2" style:family="paragraph" style:parent-style-name="Standard">
      <style:text-properties style:font-name="Cambria" officeooo:rsid="001119e8" officeooo:paragraph-rsid="001119e8"/>
    </style:style>
    <style:style style:name="P3" style:family="paragraph" style:parent-style-name="Table_20_Contents">
      <style:paragraph-properties fo:text-align="center" style:justify-single-word="false"/>
      <style:text-properties style:font-name="Cambria" officeooo:rsid="00106f2d" officeooo:paragraph-rsid="00106f2d"/>
    </style:style>
    <style:style style:name="P4" style:family="paragraph" style:parent-style-name="Table_20_Contents">
      <style:text-properties style:font-name="Cambria" officeooo:rsid="00106f2d" officeooo:paragraph-rsid="00106f2d"/>
    </style:style>
    <style:style style:name="P5" style:family="paragraph" style:parent-style-name="Table_20_Contents">
      <style:text-properties style:font-name="Cambria" fo:font-size="10pt" officeooo:rsid="00106f2d" officeooo:paragraph-rsid="00106f2d" style:font-size-asian="10pt" style:font-size-complex="10pt"/>
    </style:style>
    <style:style style:name="P6" style:family="paragraph" style:parent-style-name="Table_20_Contents">
      <style:text-properties style:font-name="Cambria" fo:font-size="10pt" officeooo:rsid="001119e8" officeooo:paragraph-rsid="001119e8" style:font-size-asian="10pt" style:font-size-complex="10pt"/>
    </style:style>
    <style:style style:name="P7" style:family="paragraph" style:parent-style-name="Table_20_Contents">
      <style:text-properties style:font-name="Cambria" fo:font-size="10pt" officeooo:rsid="0012ace7" officeooo:paragraph-rsid="0012ace7" style:font-size-asian="10pt" style:font-size-complex="10pt"/>
    </style:style>
    <style:style style:name="P8" style:family="paragraph" style:parent-style-name="Table_20_Contents">
      <style:text-properties style:font-name="Cambria" fo:font-size="10pt" officeooo:rsid="00140182" officeooo:paragraph-rsid="00140182" style:font-size-asian="10pt" style:font-size-complex="10pt"/>
    </style:style>
    <style:style style:name="P9" style:family="paragraph" style:parent-style-name="Table_20_Contents">
      <style:text-properties style:font-name="Cambria" officeooo:rsid="001119e8" officeooo:paragraph-rsid="001119e8"/>
    </style:style>
    <style:style style:name="P10" style:family="paragraph" style:parent-style-name="Table_20_Contents">
      <style:paragraph-properties fo:text-align="center" style:justify-single-word="false"/>
      <style:text-properties style:font-name="Cambria" officeooo:rsid="001119e8" officeooo:paragraph-rsid="001119e8"/>
    </style:style>
    <style:style style:name="P11" style:family="paragraph" style:parent-style-name="Table_20_Contents">
      <style:text-properties style:font-name="Cambria" officeooo:rsid="0012ace7" officeooo:paragraph-rsid="0012ace7"/>
    </style:style>
    <style:style style:name="P12" style:family="paragraph" style:parent-style-name="Table_20_Contents">
      <style:text-properties style:font-name="Cambria" officeooo:rsid="00140182" officeooo:paragraph-rsid="00140182"/>
    </style:style>
    <style:style style:name="T1" style:family="text">
      <style:text-properties officeooo:rsid="001119e8"/>
    </style:style>
    <style:style style:name="T2" style:family="text">
      <style:text-properties officeooo:rsid="00154e6b"/>
    </style:style>
    <style:style style:name="T3" style:family="text">
      <style:text-properties officeooo:rsid="00170284"/>
    </style:style>
    <style:style style:name="T4" style:family="text">
      <style:text-properties officeooo:rsid="00170e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Funcionais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Código</text:p>
          </table:table-cell>
          <table:table-cell table:style-name="Tabela1.A1" office:value-type="string">
            <text:p text:style-name="P3">Requisito</text:p>
          </table:table-cell>
          <table:table-cell table:style-name="Tabela1.C1" office:value-type="string">
            <text:p text:style-name="P3">Descrição</text:p>
          </table:table-cell>
        </table:table-row>
        <table:table-row>
          <table:table-cell table:style-name="Tabela1.A2" office:value-type="string">
            <text:p text:style-name="P3">RF-001</text:p>
          </table:table-cell>
          <table:table-cell table:style-name="Tabela1.A2" office:value-type="string">
            <text:p text:style-name="P4">Manter o cadastro de Usuários</text:p>
          </table:table-cell>
          <table:table-cell table:style-name="Tabela1.C2" office:value-type="string">
            <text:p text:style-name="P5">Será possível manter o cadastro de usuários, a qual haverá dois tipos, o “admin” que ficará encarregado de administrar os usuários e os requisitos e o “user” que apenas fica encarregado dos requisitos</text:p>
          </table:table-cell>
        </table:table-row>
        <table:table-row>
          <table:table-cell table:style-name="Tabela1.A2" office:value-type="string">
            <text:p text:style-name="P3">RF-002</text:p>
          </table:table-cell>
          <table:table-cell table:style-name="Tabela1.A2" office:value-type="string">
            <text:p text:style-name="P4">Manter o cadastro de Requisitos Funcionais e Não Funcionais</text:p>
          </table:table-cell>
          <table:table-cell table:style-name="Tabela1.C3" office:value-type="string">
            <text:p text:style-name="P5">Será possível manter o cadastro de requisitos, sendo <text:s/>os requisitos funcionais e não funcionais divididos com base no código e no tipo.</text:p>
          </table:table-cell>
        </table:table-row>
        <table:table-row>
          <table:table-cell table:style-name="Tabela1.A2" office:value-type="string">
            <text:p text:style-name="P10">RF-003</text:p>
          </table:table-cell>
          <table:table-cell table:style-name="Tabela1.A2" office:value-type="string">
            <text:p text:style-name="P9">Manter o cadastro de Projetos</text:p>
          </table:table-cell>
          <table:table-cell table:style-name="Tabela1.C3" office:value-type="string">
            <text:p text:style-name="P6">Será possível manter o cadastro de projetos, que posteriormente poderá ser utilizado para atrelar requisitos funcionais e não funcionais</text:p>
          </table:table-cell>
        </table:table-row>
        <table:table-row>
          <table:table-cell table:style-name="Tabela1.A2" office:value-type="string">
            <text:p text:style-name="P3">RF-00<text:span text:style-name="T1">4</text:span></text:p>
          </table:table-cell>
          <table:table-cell table:style-name="Tabela1.A2" office:value-type="string">
            <text:p text:style-name="P9">Gerar o relatório de Requisitos Funcionais e Não funcionais cadastrados</text:p>
          </table:table-cell>
          <table:table-cell table:style-name="Tabela1.C5" office:value-type="string">
            <text:p text:style-name="P6">Será possível gerar o relatório completo consolidado <text:s/>de todos os requisitos funcionais e não funcionais cadastrados no sistema, mostrando o código, o requisito, a descrição, a data de criação e o nome do usuário que criou esse registro.</text:p>
          </table:table-cell>
        </table:table-row>
        <table:table-row>
          <table:table-cell table:style-name="Tabela1.A2" office:value-type="string">
            <text:p text:style-name="P3">RF-00<text:span text:style-name="T1">5</text:span></text:p>
          </table:table-cell>
          <table:table-cell table:style-name="Tabela1.A2" office:value-type="string">
            <text:p text:style-name="P9">Gerar o relatório de Projetos com ou sem seus respectivos Requisitos</text:p>
          </table:table-cell>
          <table:table-cell table:style-name="Tabela1.C6" office:value-type="string">
            <text:p text:style-name="P6">Será possível gerar o relatório completo consolidado de todos os projetos registrados no sistema, podendo ainda gerar com ou sem os requisitos funcionais do respectivo projeto</text:p>
          </table:table-cell>
        </table:table-row>
      </table:table>
      <text:p text:style-name="P1"/>
      <text:p text:style-name="P1"/>
      <text:p text:style-name="P2">Requisitos Não-Funcionais</text:p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0">Código</text:p>
          </table:table-cell>
          <table:table-cell table:style-name="Tabela2.A1" office:value-type="string">
            <text:p text:style-name="P10">Requisito</text:p>
          </table:table-cell>
          <table:table-cell table:style-name="Tabela2.C1" office:value-type="string">
            <text:p text:style-name="P10">Descrição</text:p>
          </table:table-cell>
        </table:table-row>
        <table:table-row>
          <table:table-cell table:style-name="Tabela2.A2" office:value-type="string">
            <text:p text:style-name="P10">RNF-001</text:p>
          </table:table-cell>
          <table:table-cell table:style-name="Tabela2.A2" office:value-type="string">
            <text:p text:style-name="P9">Acesso ao sistema se dará por uma senha criptografada</text:p>
          </table:table-cell>
          <table:table-cell table:style-name="Tabela2.C2" office:value-type="string">
            <text:p text:style-name="P6">A criptografia da senha para o acesso ao sistema será SHA1 <text:span text:style-name="T4">conferindo assim mais segurança no login dos usuários</text:span>.</text:p>
          </table:table-cell>
        </table:table-row>
        <table:table-row>
          <table:table-cell table:style-name="Tabela2.A2" office:value-type="string">
            <text:p text:style-name="P10">RNF-002</text:p>
          </table:table-cell>
          <table:table-cell table:style-name="Tabela2.A2" office:value-type="string">
            <text:p text:style-name="P9">Ser um sistema responsivo</text:p>
          </table:table-cell>
          <table:table-cell table:style-name="Tabela2.C3" office:value-type="string">
            <text:p text:style-name="P6">Sistema funcionará plenamente às larguras de telas maiores do que o normal e também menores, como, por exemplo, smartphones.</text:p>
          </table:table-cell>
        </table:table-row>
        <table:table-row>
          <table:table-cell table:style-name="Tabela2.A2" office:value-type="string">
            <text:p text:style-name="P10">RNF-003</text:p>
          </table:table-cell>
          <table:table-cell table:style-name="Tabela2.A2" office:value-type="string">
            <text:p text:style-name="P11">Utilizar o banco de dados MySQL</text:p>
          </table:table-cell>
          <table:table-cell table:style-name="Tabela2.C4" office:value-type="string">
            <text:p text:style-name="P7">Deverá ser utilizado o sistema de banco de dados MySQL, tecnologia da Oracle.</text:p>
          </table:table-cell>
        </table:table-row>
        <table:table-row>
          <table:table-cell table:style-name="Tabela2.A2" office:value-type="string">
            <text:p text:style-name="P10">RNF-004</text:p>
          </table:table-cell>
          <table:table-cell table:style-name="Tabela2.A2" office:value-type="string">
            <text:p text:style-name="P12">Sistema será acessível</text:p>
          </table:table-cell>
          <table:table-cell table:style-name="Tabela2.C5" office:value-type="string">
            <text:p text:style-name="P8">Sistema <text:span text:style-name="T2">conterá</text:span> elementos que permitirão com que pessoas especiais <text:span text:style-name="T3">o</text:span> possam utilizar <text:span text:style-name="T3">plenamente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4T00:53:27.191000000</meta:creation-date>
    <dc:date>2022-08-24T01:11:39.933000000</dc:date>
    <meta:editing-duration>PT18M12S</meta:editing-duration>
    <meta:editing-cycles>9</meta:editing-cycles>
    <meta:generator>LibreOffice/7.4.0.3$Windows_X86_64 LibreOffice_project/f85e47c08ddd19c015c0114a68350214f7066f5a</meta:generator>
    <meta:document-statistic meta:table-count="2" meta:image-count="0" meta:object-count="0" meta:page-count="1" meta:paragraph-count="35" meta:word-count="283" meta:character-count="1832" meta:non-whitespace-character-count="1582"/>
  </office:meta>
</office:document-meta>
</file>